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0ecfff"/>
    </style:style>
    <style:style style:name="T1" style:family="text">
      <style:text-properties style:language-complex="ar" style:country-complex="SA"/>
    </style:style>
    <style:style style:name="T2" style:family="text">
      <style:text-properties officeooo:rsid="000ecfff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">ج</text:span><text:span text:style-name="T2">رأ</text:span><text:span text:style-name="T1">ت</text:span> کے قبیلے کا سردار علی مولا</text:p>
      <text:p text:style-name="P1">کرار علی مولا جرار علی مولا</text:p>
      <text:p text:style-name="P2">سرداروں کے لشکر کا سردار علی مولا</text:p>
      <text:p text:style-name="P2"/>
      <text:p text:style-name="P2">رکھتے ہیں جو لوگ چشم بصیرت</text:p>
      <text:p text:style-name="P2">وہ دیکھیں دو بھائیوں کی فضیلت</text:p>
      <text:p text:style-name="P2">معراج کی منزل میں اک ہلکے سے پردے کے</text:p>
      <text:p text:style-name="P2"><text:span text:style-name="T1">ا</text:span><text:span text:style-name="T2">ِ</text:span><text:span text:style-name="T1">س</text:span> پار محمد ہیں <text:span text:style-name="T1">ا</text:span><text:span text:style-name="T2">ُ</text:span><text:span text:style-name="T1">س</text:span> پار علی مولا</text:p>
      <text:p text:style-name="P1"/>
      <text:p text:style-name="P2">خود جس کو <text:span text:style-name="T1">خل</text:span><text:span text:style-name="T2">ّ</text:span><text:span text:style-name="T1">اق</text:span> عالم بڑھائے</text:p>
      <text:p text:style-name="P2">کس میں ہے دم شان ہے اس کی گھٹائے</text:p>
      <text:p text:style-name="P2">کعبے کا یہ کہنا ہے ایمان کی کعبے کی</text:p>
      <text:p text:style-name="P2">محراب ابو طالب مینار علی مولا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7:24:37.331728200</meta:creation-date>
    <dc:date>2026-01-21T17:28:15.270917500</dc:date>
    <meta:editing-duration>PT3M38S</meta:editing-duration>
    <meta:editing-cycles>1</meta:editing-cycles>
    <meta:document-statistic meta:table-count="0" meta:image-count="0" meta:object-count="0" meta:page-count="1" meta:paragraph-count="11" meta:word-count="79" meta:character-count="335" meta:non-whitespace-character-count="267"/>
    <meta:generator>LibreOffice/25.8.4.2$Windows_X86_64 LibreOffice_project/290daaa01b999472f0c7a3890eb6a550fd74c6df</meta:generator>
  </office:meta>
</office:document-meta>
</file>